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apple-system" svg:font-family="apple-system, system-ui, sans-serif"/>
  </office:font-face-decls>
  <office:automatic-styles>
    <style:style style:name="Table1" style:family="table">
      <style:table-properties style:width="9.3035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0736in"/>
    </style:style>
    <style:style style:name="Table1.C" style:family="table-column">
      <style:table-column-properties style:column-width="7.1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076in"/>
    </style:style>
    <style:style style:name="Table2.B" style:family="table-column">
      <style:table-column-properties style:column-width="5.485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066in"/>
    </style:style>
    <style:style style:name="Table3.B" style:family="table-column">
      <style:table-column-properties style:column-width="3.627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Heading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7" style:family="paragraph" style:parent-style-name="Table_20_Contents">
      <style:paragraph-properties fo:margin-top="0in" fo:margin-bottom="0.1965in" style:contextual-spacing="false"/>
    </style:style>
    <style:style style:name="P8" style:family="paragraph" style:parent-style-name="Table_20_Contents">
      <style:paragraph-properties fo:margin-top="0in" fo:margin-bottom="0.0972in" style:contextual-spacing="false" fo:line-height="115%"/>
    </style:style>
    <style:style style:name="P9" style:family="paragraph" style:parent-style-name="Table_20_Contents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10" style:family="paragraph" style:parent-style-name="Text_20_body">
      <style:paragraph-properties fo:margin-left="0.3937in" fo:margin-right="0.3937in" fo:text-indent="0in" style:auto-text-indent="false"/>
    </style:style>
    <style:style style:name="P11" style:family="paragraph" style:parent-style-name="Preformatted_20_Text">
      <style:paragraph-properties fo:margin-left="0.3937in" fo:margin-right="0.3937in" fo:margin-top="0in" fo:margin-bottom="0.0972in" style:contextual-spacing="false" fo:line-height="115%" fo:text-indent="0in" style:auto-text-indent="false"/>
    </style:style>
    <style:style style:name="P12" style:family="paragraph" style:parent-style-name="Quotations">
      <style:paragraph-properties fo:margin-top="0in" fo:margin-bottom="0.0972in" style:contextual-spacing="false" fo:line-height="115%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margin-left="0in" fo:margin-right="0in" fo:text-indent="0in" style:auto-text-indent="false"/>
    </style:style>
    <style:style style:name="P15" style:family="paragraph" style:parent-style-name="Preformatted_20_Text" style:list-style-name="L2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15%" fo:text-indent="0in" style:auto-text-indent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3">
      <style:paragraph-properties fo:margin-left="0in" fo:margin-right="0in" fo:text-indent="0in" style:auto-text-indent="false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2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P22" style:family="paragraph" style:parent-style-name="Text_20_body">
      <style:text-properties fo:color="#cccccc" loext:opacity="100%" style:font-name="apple-system" fo:font-size="9.75pt" style:font-name-asian="Liberation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  <style:text-properties fo:color="#cccccc" loext:opacity="100%" style:font-name="apple-system" fo:font-size="9.75pt"/>
    </style:style>
    <style:style style:name="P24" style:family="paragraph" style:parent-style-name="Table_20_Contents">
      <style:paragraph-properties fo:margin-top="0in" fo:margin-bottom="0.0972in" style:contextual-spacing="false" fo:line-height="115%"/>
      <style:text-properties fo:color="#cccccc" loext:opacity="100%" style:font-name="apple-system" fo:font-size="9.75pt" style:font-name-asian="Liberation Mono" style:font-size-asian="10pt" style:font-name-complex="Liberation Mono" style:font-size-complex="10pt"/>
    </style:style>
    <style:style style:name="P25" style:family="paragraph" style:parent-style-name="Table_20_Contents">
      <style:paragraph-properties fo:margin-left="0in" fo:margin-right="0in" fo:margin-top="0in" fo:margin-bottom="0.0972in" style:contextual-spacing="false" fo:line-height="115%" fo:text-indent="0in" style:auto-text-indent="false"/>
      <style:text-properties fo:color="#cccccc" loext:opacity="100%" style:font-name="apple-system" fo:font-size="9.75pt" style:font-name-asian="Liberation Mono" style:font-size-asian="10pt" style:font-name-complex="Liberation Mono" style:font-size-complex="10pt"/>
    </style:style>
    <style:style style:name="P26" style:family="paragraph" style:parent-style-name="Table_20_Contents">
      <style:paragraph-properties fo:margin-left="0in" fo:margin-right="0in" fo:line-height="115%" fo:text-indent="0in" style:auto-text-indent="false"/>
      <style:text-properties fo:color="#cccccc" loext:opacity="100%" style:font-name="apple-system" fo:font-size="9.75pt" style:font-name-asian="Liberation Mono" style:font-size-asian="10pt" style:font-name-complex="Liberation Mono" style:font-size-complex="10pt"/>
    </style:style>
    <style:style style:name="P27" style:family="paragraph" style:parent-style-name="Table_20_Contents">
      <style:paragraph-properties fo:margin-left="0in" fo:margin-right="0in" fo:margin-top="0in" fo:margin-bottom="0.1965in" style:contextual-spacing="false" fo:line-height="115%" fo:text-indent="0in" style:auto-text-indent="false"/>
      <style:text-properties fo:color="#cccccc" loext:opacity="100%" style:font-name="apple-system" fo:font-size="9.75pt" style:font-name-asian="Liberation Mono" style:font-size-asian="10pt" style:font-name-complex="Liberation Mono" style:font-size-complex="10pt"/>
    </style:style>
    <style:style style:name="T1" style:family="text">
      <style:text-properties officeooo:rsid="001a0e13"/>
    </style:style>
    <style:style style:name="T2" style:family="text">
      <style:text-properties fo:font-variant="normal" fo:text-transform="none" fo:color="#cccccc" loext:opacity="100%" style:font-name="apple-system" fo:font-size="9.75pt" fo:letter-spacing="normal" fo:font-style="normal" fo:font-weight="normal"/>
    </style:style>
    <style:style style:name="T3" style:family="text">
      <style:text-properties fo:font-variant="normal" fo:text-transform="none" fo:color="#cccccc" loext:opacity="100%" fo:letter-spacing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Running the MERN Social Media App (Client + Server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">Table of Contents</text:p>
          </text:index-title>
          <text:p text:style-name="P2"><text:a xlink:type="simple" xlink:href="#__RefHeading___Toc180_4004094017" office:name="1. Prerequisites (run once)" text:style-name="Index_20_Link" text:visited-style-name="Index_20_Link">1. Prerequisites (run once)<text:tab/>3</text:a></text:p>
          <text:p text:style-name="P2"><text:a xlink:type="simple" xlink:href="#__RefHeading___Toc182_4004094017" office:name="2️. Start the Express server" text:style-name="Index_20_Link" text:visited-style-name="Index_20_Link">2️. Start the Express server<text:tab/>4</text:a></text:p>
          <text:p text:style-name="P2"><text:a xlink:type="simple" xlink:href="#__RefHeading___Toc184_4004094017" office:name="3️. Start the React client (Vite dev server)" text:style-name="Index_20_Link" text:visited-style-name="Index_20_Link">3️. Start the React client (Vite dev server)<text:tab/>5</text:a></text:p>
          <text:p text:style-name="P2"><text:a xlink:type="simple" xlink:href="#__RefHeading___Toc186_4004094017" office:name="4️. Verify everything works" text:style-name="Index_20_Link" text:visited-style-name="Index_20_Link">4️. Verify everything works<text:tab/>6</text:a></text:p>
          <text:p text:style-name="P2"><text:a xlink:type="simple" xlink:href="#__RefHeading___Toc188_4004094017" office:name="5️. Quick one‑liner (if you like a single terminal)" text:style-name="Index_20_Link" text:visited-style-name="Index_20_Link">5️. Quick one‑liner (if you like a single terminal)<text:tab/>7</text:a></text:p>
          <text:p text:style-name="P2"><text:a xlink:type="simple" xlink:href="#__RefHeading___Toc190_4004094017" office:name="6️. Next steps / Common hiccups" text:style-name="Index_20_Link" text:visited-style-name="Index_20_Link">6️. Next steps / Common hiccups<text:tab/>8</text:a></text:p>
        </text:index-body>
      </text:table-of-content>
      <text:p text:style-name="Text_20_body"/>
      <text:h text:style-name="P3" text:outline-level="1"><text:bookmark-start text:name="__RefHeading___Toc180_4004094017"/><text:span text:style-name="T1">1. </text:span>Prerequisites (run once)<text:bookmark-end text:name="__RefHeading___Toc180_4004094017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What</text:p>
            </table:table-cell>
            <table:table-cell table:style-name="Table1.A1" office:value-type="string">
              <text:p text:style-name="P4">Why</text:p>
            </table:table-cell>
            <table:table-cell table:style-name="Table1.A1" office:value-type="string">
              <text:p text:style-name="P4">Command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Node ≥ 20</text:span> (you already have it)</text:p>
          </table:table-cell>
          <table:table-cell table:style-name="Table1.A1" office:value-type="string">
            <text:p text:style-name="P5">Required for both client and server</text:p>
          </table:table-cell>
          <table:table-cell table:style-name="Table1.A1" office:value-type="string">
            <text:p text:style-name="P6"><text:span text:style-name="Source_20_Text">node -v</text:span></text:p>
          </table:table-cell>
        </table:table-row>
        <table:table-row>
          <table:table-cell table:style-name="Table1.A1" office:value-type="string">
            <text:p text:style-name="P5"><text:span text:style-name="Strong_20_Emphasis">npm</text:span> (bundled with Node)</text:p>
          </table:table-cell>
          <table:table-cell table:style-name="Table1.A1" office:value-type="string">
            <text:p text:style-name="P5">Package manager</text:p>
          </table:table-cell>
          <table:table-cell table:style-name="Table1.A1" office:value-type="string">
            <text:p text:style-name="P6"><text:span text:style-name="Source_20_Text">npm -v</text:span></text:p>
          </table:table-cell>
        </table:table-row>
        <table:table-row>
          <table:table-cell table:style-name="Table1.A1" office:value-type="string">
            <text:p text:style-name="P5"><text:span text:style-name="Strong_20_Emphasis">Install client deps</text:span></text:p>
          </table:table-cell>
          <table:table-cell table:style-name="Table1.A1" office:value-type="string">
            <text:p text:style-name="P5">Pull in React, MUI, Vite, etc.</text:p>
          </table:table-cell>
          <table:table-cell table:style-name="Table1.A1" office:value-type="string">
            <text:p text:style-name="P6"><text:span text:style-name="Source_20_Text">cd /Users/sergioabad/Documents/react-projects/mern-social-media/client &amp;&amp; npm install</text:span></text:p>
          </table:table-cell>
        </table:table-row>
        <table:table-row>
          <table:table-cell table:style-name="Table1.A1" office:value-type="string">
            <text:p text:style-name="P5"><text:span text:style-name="Strong_20_Emphasis">(Optional) Install server deps</text:span></text:p>
          </table:table-cell>
          <table:table-cell table:style-name="Table1.A1" office:value-type="string">
            <text:p text:style-name="P7">The server currently has no </text:p>
            <text:p text:style-name="P6"><text:span text:style-name="Source_20_Text">package.json</text:span></text:p>
            <text:p text:style-name="P8">, but it uses only built‑in modules and </text:p>
            <text:p text:style-name="P6"><text:span text:style-name="Source_20_Text">mongoose</text:span></text:p>
            <text:p text:style-name="P8">. If you ever add extra packages, run </text:p>
            <text:p text:style-name="P6"><text:span text:style-name="Source_20_Text">npm install</text:span></text:p>
            <text:p text:style-name="P8"> in the </text:p>
            <text:p text:style-name="P6"><text:span text:style-name="Source_20_Text">server</text:span></text:p>
            <text:p text:style-name="P9"> folder.</text:p>
          </table:table-cell>
          <table:table-cell table:style-name="Table1.A1" office:value-type="string">
            <text:p text:style-name="P6"><text:span text:style-name="Source_20_Text">cd /Users/sergioabad/Documents/react-projects/mern-social-media/server &amp;&amp; npm install</text:span></text:p>
          </table:table-cell>
        </table:table-row>
      </table:table>
      <text:p text:style-name="P10"><text:span text:style-name="Strong_20_Emphasis">Tip:</text:span> If you get any “module not found” errors later, just run </text:p>
      <text:p text:style-name="P11"><text:span text:style-name="Source_20_Text">npm install</text:span></text:p>
      <text:p text:style-name="P12"> again in the appropriate folder.</text:p>
      <text:h text:style-name="P3" text:outline-level="1"><text:bookmark-start text:name="__RefHeading___Toc182_4004094017"/>2️. Start the <text:span text:style-name="Strong_20_Emphasis">Express server</text:span><text:bookmark-end text:name="__RefHeading___Toc182_4004094017"/></text:h>
      <text:p text:style-name="Text_20_body"><text:span text:style-name="Strong_20_Emphasis">cd /Users/sergioabad/Documents/react-projects/mern-social-media/server</text:span></text:p>
      <text:p text:style-name="Text_20_body"><text:span text:style-name="Strong_20_Emphasis">node server.js</text:span></text:p>
      <text:p text:style-name="Text_20_body"><text:span text:style-name="Strong_20_Emphasis"/></text:p>
      <text:list text:style-name="L1">
        <text:list-item>
          <text:p text:style-name="P13"><text:span text:style-name="Strong_20_Emphasis">The server reads its configuration from  </text:span>config/config.js.</text:p>
        </text:list-item>
      </text:list>
      <text:list text:style-name="L2">
        <text:list-item>
          <text:p text:style-name="P14">By default it will listen on <text:span text:style-name="Strong_20_Emphasis">port 3000</text:span> (or the value of  <text:span text:style-name="Source_20_Text">process.env.PORT</text:span>).</text:p>
        </text:list-item>
        <text:list-item>
          <text:p text:style-name="P14">If you want to change the MongoDB URI, set  <text:span text:style-name="Source_20_Text">MONGO_URI</text:span>(or the individual </text:p>
          <text:p text:style-name="P15"><text:span text:style-name="Source_20_Text">MONGO_HOST</text:span>, <text:span text:style-name="Source_20_Text">MONGO_PORT</text:span>) in your shell before launching.</text:p>
        </text:list-item>
      </text:list>
      <text:p text:style-name="P16"><text:span text:style-name="Strong_20_Emphasis"/></text:p>
      <text:p text:style-name="P16"><text:span text:style-name="Strong_20_Emphasis">Example with env vars (optional):</text:span></text:p>
      <text:p text:style-name="P6">export MONGO_URI="mongodb://127.0.0.1:27017/mernproject"</text:p>
      <text:p text:style-name="P6">export JWT_SECRET="mySuperSecret"</text:p>
      <text:p text:style-name="P6">npm run dev <text:s text:c="2"/># (if you later add a start script)</text:p>
      <text:p text:style-name="P6">node server.js</text:p>
      <text:p text:style-name="P6"/>
      <text:p text:style-name="P16">You should see a console line similar to:</text:p>
      <text:p text:style-name="P6">Server started on port 3000.</text:p>
      <text:h text:style-name="P3" text:outline-level="1"><text:bookmark-start text:name="__RefHeading___Toc184_4004094017"/>3️. Start the <text:span text:style-name="Strong_20_Emphasis">React client</text:span> (Vite dev server)<text:bookmark-end text:name="__RefHeading___Toc184_4004094017"/></text:h>
      <text:p text:style-name="Text_20_body">cd /Users/sergioabad/Documents/react-projects/mern-social-media/client</text:p>
      <text:p text:style-name="Text_20_body">npm run dev</text:p>
      <text:list text:style-name="L3">
        <text:list-item>
          <text:p text:style-name="P17">Vite will spin up a dev server (by default on <text:a xlink:type="simple" xlink:href="http://localhost:5173/" text:style-name="Internet_20_link" text:visited-style-name="Visited_20_Internet_20_Link"><text:span text:style-name="Strong_20_Emphasis">http://localhost:5173</text:span></text:a>).</text:p>
        </text:list-item>
        <text:list-item>
          <text:p text:style-name="P18">The browser should automatically open; if not, navigate to that URL manually.</text:p>
        </text:list-item>
      </text:list>
      <text:p text:style-name="Text_20_body"/>
      <text:h text:style-name="P3" text:outline-level="1"><text:bookmark-start text:name="__RefHeading___Toc186_4004094017"/>4️. Verify everything works<text:bookmark-end text:name="__RefHeading___Toc186_4004094017"/></text:h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URL</text:p>
            </table:table-cell>
            <table:table-cell table:style-name="Table2.A1" office:value-type="string">
              <text:p text:style-name="P4">Expected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Server health</text:span></text:p>
          </table:table-cell>
          <table:table-cell table:style-name="Table2.A1" office:value-type="string">
            <text:p text:style-name="P6"><text:span text:style-name="Source_20_Text">http://localhost:3000/</text:span></text:p>
            <text:p text:style-name="P8"> – you’ll get a “Cannot GET /” response (that's fine; the API routes are under </text:p>
            <text:p text:style-name="P6"><text:span text:style-name="Source_20_Text">/api/...</text:span></text:p>
            <text:p text:style-name="P9">).</text:p>
          </table:table-cell>
        </table:table-row>
        <table:table-row>
          <table:table-cell table:style-name="Table2.A1" office:value-type="string">
            <text:p text:style-name="P5"><text:span text:style-name="Strong_20_Emphasis">Client UI</text:span></text:p>
          </table:table-cell>
          <table:table-cell table:style-name="Table2.A1" office:value-type="string">
            <text:p text:style-name="P6"><text:span text:style-name="Source_20_Text">http://localhost:5173/</text:span></text:p>
            <text:p text:style-name="P9"> – you should see the home page of your social‑media UI, with the navigation bar, sign‑in/up forms, etc.</text:p>
          </table:table-cell>
        </table:table-row>
        <table:table-row>
          <table:table-cell table:style-name="Table2.A1" office:value-type="string">
            <text:p text:style-name="P5"><text:span text:style-name="Strong_20_Emphasis">API test</text:span> (optional)</text:p>
          </table:table-cell>
          <table:table-cell table:style-name="Table2.A1" office:value-type="string">
            <text:p text:style-name="P6"><text:span text:style-name="Source_20_Text">curl http://localhost:3000/api/users</text:span></text:p>
            <text:p text:style-name="P8"> (or whatever route you have) – should return JSON data from MongoDB.</text:p>
          </table:table-cell>
        </table:table-row>
      </table:table>
      <text:p text:style-name="Text_20_body"><text:line-break/></text:p>
      <text:h text:style-name="P3" text:outline-level="1"><text:bookmark-start text:name="__RefHeading___Toc188_4004094017"/>5️. Quick one‑liner (if you like a single terminal)<text:bookmark-end text:name="__RefHeading___Toc188_4004094017"/></text:h>
      <text:p text:style-name="P19">You can launch both processes in the background from a single shell:</text:p>
      <text:p text:style-name="Text_20_body"># Start server in background</text:p>
      <text:p text:style-name="Text_20_body">cd /Users/sergioabad/Documents/react-projects/mern-social-media/server &amp;&amp; node server.js &amp;</text:p>
      <text:p text:style-name="Text_20_body"/>
      <text:p text:style-name="Text_20_body"># Start client (still in foreground so you see Vite logs)</text:p>
      <text:p text:style-name="Text_20_body">cd /Users/sergioabad/Documents/react-projects/mern-social-media/client &amp;&amp; npm run dev</text:p>
      <text:p text:style-name="Text_20_body"/>
      <text:p text:style-name="P20"><text:span text:style-name="T2">Press  </text:span><text:span text:style-name="Source_20_Text">Ctrl‑C</text:span><text:span text:style-name="T3"> </text:span><text:span text:style-name="T2">to stop the client; the server will keep running until you kill its PID (</text:span><text:span text:style-name="Source_20_Text">kill %1 </text:span><text:span text:style-name="T2">or </text:span></text:p>
      <text:p text:style-name="P6"><text:span text:style-name="Source_20_Text">pkill -f server.js</text:span><text:span text:style-name="T2">).</text:span></text:p>
      <text:p text:style-name="P21"/>
      <text:h text:style-name="P3" text:outline-level="1"><text:bookmark-start text:name="__RefHeading___Toc190_4004094017"/>6️. Next steps / Common hiccups<text:bookmark-end text:name="__RefHeading___Toc190_4004094017"/></text:h>
      <text:p text:style-name="P2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">Symptom</text:p>
            </table:table-cell>
            <table:table-cell table:style-name="Table3.A1" office:value-type="string">
              <text:p text:style-name="P4">Fix</text:p>
            </table:table-cell>
          </table:table-row>
        </table:table-header-rows>
        <table:table-row>
          <table:table-cell table:style-name="Table3.A1" office:value-type="string">
            <text:p text:style-name="P23"><text:span text:style-name="Strong_20_Emphasis"><text:span text:style-name="Source_20_Text">Error: unable to connect to database</text:span></text:span></text:p>
          </table:table-cell>
          <table:table-cell table:style-name="Table3.A1" office:value-type="string">
            <text:p text:style-name="P7">Ensure MongoDB is running locally (</text:p>
            <text:p text:style-name="P23"><text:span text:style-name="Source_20_Text">brew services start mongodb-community</text:span></text:p>
            <text:p text:style-name="P24"> or </text:p>
            <text:p text:style-name="P23"><text:span text:style-name="Source_20_Text">mongod</text:span></text:p>
            <text:p text:style-name="P25">) and that the URI matches your setup.</text:p>
          </table:table-cell>
        </table:table-row>
        <table:table-row>
          <table:table-cell table:style-name="Table3.A1" office:value-type="string">
            <text:p text:style-name="P23"><text:span text:style-name="Strong_20_Emphasis"><text:span text:style-name="Source_20_Text">Module not found: '@mui/material'</text:span></text:span></text:p>
          </table:table-cell>
          <table:table-cell table:style-name="Table3.A1" office:value-type="string">
            <text:p text:style-name="P7">Run </text:p>
            <text:p text:style-name="P23"><text:span text:style-name="Source_20_Text">npm install</text:span></text:p>
            <text:p text:style-name="P25"> again in the client folder.</text:p>
          </table:table-cell>
        </table:table-row>
        <table:table-row>
          <table:table-cell table:style-name="Table3.A1" office:value-type="string">
            <text:p text:style-name="P5"><text:span text:style-name="Strong_20_Emphasis">Port conflict</text:span> (e.g., another app on 3000)</text:p>
          </table:table-cell>
          <table:table-cell table:style-name="Table3.A1" office:value-type="string">
            <text:p text:style-name="P7">Change </text:p>
            <text:p text:style-name="P23"><text:span text:style-name="Source_20_Text">config.port</text:span></text:p>
            <text:p text:style-name="P26"> in </text:p>
            <text:p text:style-name="P27">config/config.js or set </text:p>
            <text:p text:style-name="P23"><text:span text:style-name="Source_20_Text">PORT=4000</text:span></text:p>
            <text:p text:style-name="P25"> before launching the server.</text:p>
          </table:table-cell>
        </table:table-row>
        <table:table-row>
          <table:table-cell table:style-name="Table3.A1" office:value-type="string">
            <text:p text:style-name="P5"><text:span text:style-name="Strong_20_Emphasis">CORS errors</text:span> when the client talks to the server</text:p>
          </table:table-cell>
          <table:table-cell table:style-name="Table3.A1" office:value-type="string">
            <text:p text:style-name="P7">The server’s </text:p>
            <text:p text:style-name="P23"><text:span text:style-name="Source_20_Text">express.js</text:span></text:p>
            <text:p text:style-name="P24"> file already enables CORS; if you added custom middleware, double‑check the allowed origins.</text:p>
          </table:table-cell>
        </table:table-row>
      </table:table>
      <text:p text:style-name="P22"><text:line-break/></text:p>
      <text:p text:style-name="Text_20_body"><text:line-break/></text:p>
      <text:p text:style-name="Text_20_body"><text:line-break/></text:p>
      <text:p text:style-name="P6"/>
      <text:p text:style-name="Text_20_body"><text:span text:style-name="Strong_20_Emphasis"/></text:p>
      <text:p text:style-name="P12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apple-system" svg:font-family="apple-system, system-ui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0:45:40.584998000</meta:creation-date>
    <dc:date>2025-11-24T10:57:55.167177000</dc:date>
    <meta:editing-duration>PT1M53S</meta:editing-duration>
    <meta:editing-cycles>1</meta:editing-cycles>
    <meta:document-statistic meta:table-count="3" meta:image-count="0" meta:object-count="0" meta:page-count="8" meta:paragraph-count="104" meta:word-count="501" meta:character-count="3337" meta:non-whitespace-character-count="2903"/>
    <meta:generator>LibreOffice/25.8.3.2$MacOSX_X86_64 LibreOffice_project/8ca8d55c161d602844f5428fa4b58097424e324e</meta:generator>
  </office:meta>
</office:document-meta>
</file>